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6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LucidaGrande" fo:font-size="12pt" style:font-name-asian="LucidaGrande" style:font-size-asian="12pt" style:font-name-complex="LucidaGrande" style:font-size-complex="12pt"/>
    </style:style>
    <style:style style:name="P5" style:family="paragraph" style:parent-style-name="Standard" style:list-style-name="">
      <style:paragraph-properties style:text-autospace="none"/>
      <style:text-properties style:use-window-font-color="true" style:font-name="LucidaGrande" fo:font-size="18pt" style:font-name-asian="LucidaGrande" style:font-size-asian="18pt" style:font-name-complex="LucidaGrande" style:font-size-complex="18pt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Georgia" fo:font-size="10pt" style:font-name-asian="Georgia" style:font-size-asian="10pt" style:font-name-complex="Georgia" style:font-size-complex="10pt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Georgia" fo:font-size="18pt" style:font-name-asian="Georgia" style:font-size-asian="18pt" style:font-name-complex="Georgia" style:font-size-complex="18pt"/>
    </style:style>
    <style:style style:name="T1" style:family="text">
      <style:text-properties fo:color="#333333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2" style:family="text"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T3" style:family="text">
      <style:text-properties fo:color="#333333" style:font-name="LucidaGrande" fo:font-size="9pt" fo:font-weight="bold" style:font-name-asian="LucidaGrande" style:font-size-asian="9pt" style:font-weight-asian="bold" style:font-name-complex="LucidaGrande" style:font-size-complex="9pt" style:font-weight-complex="bold"/>
    </style:style>
    <style:style style:name="T4" style:family="text">
      <style:text-properties fo:color="#333333" style:font-name="LucidaGrande" fo:font-weight="bold" style:font-name-asian="LucidaGrande" style:font-weight-asian="bold" style:font-name-complex="LucidaGrande" style:font-weight-complex="bold"/>
    </style:style>
    <style:style style:name="T5" style:family="text">
      <style:text-properties fo:color="#333333" style:font-name="LucidaGrande" fo:font-size="16pt" fo:font-weight="bold" style:font-name-asian="LucidaGrande" style:font-size-asian="16pt" style:font-weight-asian="bold" style:font-name-complex="LucidaGrande" style:font-size-complex="16pt" style:font-weight-complex="bold"/>
    </style:style>
    <style:style style:name="T6" style:family="text">
      <style:text-properties fo:color="#333333" style:font-name="LucidaGrande" fo:font-size="20pt" fo:font-weight="bold" style:font-name-asian="LucidaGrande" style:font-size-asian="20pt" style:font-weight-asian="bold" style:font-name-complex="LucidaGrande" style:font-size-complex="20pt" style:font-weight-complex="bold"/>
    </style:style>
    <style:style style:name="T7" style:family="text"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T8" style:family="text">
      <style:text-properties fo:color="#00349b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epicurious.com/recipes/food/views/Key-Lime-Mousse-351854"><text:span text:style-name="T6">Key Lime Mousse </text:span></text:a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Yield: Makes 4 servings</text:p>
            <text:p text:style-name="P3"/>
            <text:p text:style-name="P6"/>
            <text:p text:style-name="P7">1/2 tablespoon grated Key lime zest</text:p>
            <text:p text:style-name="P7">1/2 cup fresh Key lime juice</text:p>
            <text:p text:style-name="P7">1/2 cup sugar</text:p>
            <text:p text:style-name="P7">Pinch of salt</text:p>
            <text:p text:style-name="P7">3 large eggs</text:p>
            <text:p text:style-name="P7">3/4 stick unsalted butter, cut into bits</text:p>
            <text:p text:style-name="P7">2/3 cup chilled heavy cream</text:p>
            <text:p text:style-name="P5"/>
            <text:p text:style-name="P5">Whisk together zest, juice, sugar, salt, and eggs in a small heavy saucepan. Add butter and cook over medium-low heat, whisking frequently, until thick enough to hold marks of whisk, about 5 minutes. Force through a fine-mesh sieve into a bowl, then quick-chill in an ice bath, stirring occasionally, about 5 minutes.</text:p>
            <text:p text:style-name="P5">Beat cream until it holds stiff peaks, then fold into custard gently but thoroughly. Spoon into glasses and chill at least 2 hours and up to 12.</text:p>
          </table:table-cell>
        </table:table-row>
      </table:table>
      <text:p text:style-name="P3"/>
      <text:p text:style-name="P3"/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8-08T16:04:40</meta:creation-date>
    <meta:document-statistic meta:table-count="1" meta:image-count="0" meta:object-count="0" meta:page-count="1" meta:paragraph-count="11" meta:word-count="119" meta:character-count="668"/>
    <dc:date>2012-08-08T16:07:04</dc:date>
    <dc:creator>Robert Houk</dc:creator>
    <meta:editing-duration>PT00H02M24S</meta:editing-duration>
    <meta:editing-cycles>1</meta:editing-cycles>
    <meta:generator>OpenOffice.org/3.2$Unix OpenOffice.org_project/320m18$Build-9502</meta:generator>
  </office:meta>
</office:document-meta>
</file>